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E0000373B00002C9164CEC79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78cm" svg:height="13.97cm" svg:x="5.08cm" svg:y="3.81cm">
          <draw:image xlink:href="Pictures/200000CE0000373B00002C9164CEC79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3:04:59</meta:creation-date>
    <dc:date>2009-01-26T13:05:52</dc:date>
    <dc:language>en-US</dc:language>
    <meta:editing-cycles>2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